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22cm" svg:height="1.569cm" svg:x="1.584cm" svg:y="3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22cm" svg:height="1.569cm" svg:x="5.862cm" svg:y="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22cm" svg:height="1.569cm" svg:x="11.063cm" svg:y="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22cm" svg:height="1.569cm" svg:x="7.364cm" svg:y="5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22cm" svg:height="1.569cm" svg:x="4.357cm" svg:y="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22cm" svg:height="1.569cm" svg:x="10.766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054cm" svg:y1="3.582cm" svg:x2="5.862cm" svg:y2="2.369cm" draw:start-shape="id1" draw:start-glue-point="11" draw:end-shape="id2" draw:end-glue-point="6" svg:d="M3054 3582l2808-1213" svg:viewBox="0 0 2809 1214">
          <text:p/>
        </draw:connector>
        <draw:connector draw:style-name="gr2" draw:text-style-name="P1" draw:layer="layout" draw:type="line" svg:x1="7.584cm" svg:y1="2.369cm" svg:x2="11.315cm" svg:y2="3.313cm" draw:start-shape="id2" draw:start-glue-point="10" draw:end-shape="id3" draw:end-glue-point="5" svg:d="M7584 2369l3731 944" svg:viewBox="0 0 3732 945">
          <text:p/>
        </draw:connector>
        <draw:connector draw:style-name="gr2" draw:text-style-name="P1" draw:layer="layout" draw:type="line" svg:x1="11.315cm" svg:y1="4.424cm" svg:x2="8.834cm" svg:y2="5.913cm" draw:start-shape="id3" draw:start-glue-point="7" draw:end-shape="id4" draw:end-glue-point="11" svg:d="M11315 4424l-2481 1489" svg:viewBox="0 0 2482 1490">
          <text:p/>
        </draw:connector>
        <draw:connector draw:style-name="gr2" draw:text-style-name="P1" draw:layer="layout" draw:type="line" svg:x1="8.834cm" svg:y1="7.024cm" svg:x2="11.018cm" svg:y2="8.913cm" draw:start-shape="id4" draw:start-glue-point="9" draw:end-shape="id5" draw:end-glue-point="5" svg:d="M8834 7024l2184 1889" svg:viewBox="0 0 2185 1890">
          <text:p/>
        </draw:connector>
        <draw:connector draw:style-name="gr2" draw:text-style-name="P1" draw:layer="layout" draw:type="line" svg:x1="7.616cm" svg:y1="7.024cm" svg:x2="5.218cm" svg:y2="8.984cm" draw:start-shape="id4" draw:start-glue-point="7" draw:end-shape="id6" draw:end-glue-point="4" svg:d="M7616 7024l-2398 1960" svg:viewBox="0 0 2399 19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45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1T13:56:48.178401384</meta:creation-date>
    <dc:date>2016-05-01T14:33:07.664110951</dc:date>
    <dc:creator>elucterio </dc:creator>
    <meta:editing-duration>P0D</meta:editing-duration>
    <meta:editing-cycles>1</meta:editing-cycles>
    <meta:document-statistic meta:object-count="11"/>
    <meta:generator>LibreOffice/4.2.8.2$Linux_X86_64 LibreOffice_project/420m0$Build-2</meta:generator>
  </office:meta>
</office:document-meta>
</file>